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row>
            <msub>
              <mrow>
                <mover accent="true">
                  <mi>A</mi>
                  <mo stretchy="false">̄</mo>
                </mover>
              </mrow>
              <mi>i</mi>
            </msub>
            <mo stretchy="false">≡</mo>
            <mrow>
              <mstyle mathvariant="bold">
                <mrow>
                  <mi>A</mi>
                </mrow>
              </mstyle>
              <mo stretchy="false">⋅</mo>
              <msub>
                <mrow>
                  <mover accent="true">
                    <mstyle mathvariant="bold">
                      <mrow>
                        <mi>e</mi>
                      </mrow>
                    </mstyle>
                    <mo stretchy="false">̄</mo>
                  </mover>
                </mrow>
                <mi>i</mi>
              </msub>
            </mrow>
          </mrow>
          <mo stretchy="false">=</mo>
          <mrow>
            <mstyle mathvariant="bold">
              <mrow>
                <mi>A</mi>
              </mrow>
            </mstyle>
            <mo stretchy="false">⋅</mo>
            <mrow>
              <mo stretchy="false">[</mo>
              <mrow>
                <mrow>
                  <msub>
                    <mrow>
                      <mstyle mathvariant="bold">
                        <mrow>
                          <mi>e</mi>
                        </mrow>
                      </mstyle>
                    </mrow>
                    <mi>i</mi>
                  </msub>
                  <mo stretchy="false">+</mo>
                  <mrow>
                    <mo stretchy="false">(</mo>
                    <mrow>
                      <mrow>
                        <mstyle mathvariant="bold">
                          <mrow>
                            <mi>n</mi>
                          </mrow>
                        </mstyle>
                        <mo stretchy="false">×</mo>
                        <msub>
                          <mrow>
                            <mstyle mathvariant="bold">
                              <mrow>
                                <mi>e</mi>
                              </mrow>
                            </mstyle>
                          </mrow>
                          <mi>i</mi>
                        </msub>
                      </mrow>
                    </mrow>
                    <mo stretchy="false">)</mo>
                  </mrow>
                </mrow>
                <mtext>d</mtext>
                <mo stretchy="false">ϕ</mo>
              </mrow>
              <mo stretchy="false">]</mo>
            </mrow>
          </mrow>
        </mrow>
        <mo stretchy="false">=</mo>
        <mrow>
          <msub>
            <mi>A</mi>
            <mi>i</mi>
          </msub>
          <mo stretchy="false">+</mo>
          <mrow>
            <mstyle mathvariant="bold">
              <mrow>
                <mi>A</mi>
              </mrow>
            </mstyle>
            <mo stretchy="false">⋅</mo>
            <mrow>
              <mo stretchy="false">(</mo>
              <mrow>
                <mrow>
                  <mstyle mathvariant="bold">
                    <mrow>
                      <mi>n</mi>
                    </mrow>
                  </mstyle>
                  <mo stretchy="false">×</mo>
                  <msub>
                    <mrow>
                      <mstyle mathvariant="bold">
                        <mrow>
                          <mi>e</mi>
                        </mrow>
                      </mstyle>
                    </mrow>
                    <mi>i</mi>
                  </msub>
                </mrow>
              </mrow>
              <mo stretchy="false">)</mo>
            </mrow>
          </mrow>
        </mrow>
      </mrow>
      <mtext>d</mtext>
      <mo stretchy="false">ϕ</mo>
    </mrow>
    <annotation encoding="StarMath 5.0">{bar A} _i equiv bold A cdot {bar bold e} _i = bold A cdot [{bold e} _i + (bold n times {bold e} _i) "d" %iphi] = A _i + bold A cdot (bold n times {bold e} _i) "d" %iph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9:39:28.232000000</meta:creation-date>
    <meta:generator>LibreOffice/4.1.4.2$Windows_x86 LibreOffice_project/0a0440ccc0227ad9829de5f46be37cfb6edcf72</meta:generator>
  </office:meta>
</office:document-meta>
</file>